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658cm" svg:height="0.975cm" draw:transform="skewX (0.000698131700797768) rotate (-1.18490402917895) translate (5.78799906079107cm 3.36383736651866cm)" svg:viewBox="0 0 4659 976" svg:d="M374 976c239-6 900-93 2017-130 1121-34 1831-38 2206-36 125 1 76-822-274-810-350 13-1185 77-2091 104-908 29-1834 41-2118 62-283 22 21 817 260 810z">
          <text:p/>
        </draw:path>
        <draw:path draw:style-name="gr1" draw:text-style-name="P1" draw:layer="layout" svg:width="5.017cm" svg:height="0.834cm" draw:transform="skewX (-0.000349065850398806) rotate (-1.97309471937959) translate (9.3730079651432cm 3.3889131058906cm)" svg:viewBox="0 0 5018 835" svg:d="M143 789c445-73 1442-219 2210-225 767-6 1794 143 2431 271 126 13 372-604 136-649-757-144-1694-194-2531-185s-1971 117-2337 128c-120 4-7 661 91 660z">
          <text:p/>
        </draw:path>
        <draw:path draw:style-name="gr1" draw:text-style-name="P1" draw:layer="layout" svg:width="0.902cm" svg:height="0.661cm" draw:transform="rotate (-2.15687788961459) translate (5.8144578120657cm 3.596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9.40945731859441cm 3.16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244346095279203) rotate (-2.1556561591382) translate (7.547640332617cm 7.42735618810029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4.799cm" svg:height="0.979cm" draw:transform="skewX (0.000698131700797691) rotate (-1.18490402917895) translate (1.53487759924919cm 3.2332289332966cm)" svg:viewBox="0 0 4800 980" svg:d="M374 980c239-6 1041-97 2158-134 1121-34 1831-38 2206-37 125 1 76-821-274-809-350 13-1185 77-2091 104-908 29-1975 40-2259 61-283 22 21 822 260 815z">
          <text:p/>
        </draw:path>
        <draw:path draw:style-name="gr1" draw:text-style-name="P1" draw:layer="layout" svg:width="5.071cm" svg:height="0.884cm" draw:transform="skewX (-0.000349065850398973) rotate (-1.97309471937959) translate (5.16659339067815cm 3.32761873705319cm)" svg:viewBox="0 0 5072 885" svg:d="M306 884c509-152 1326-313 2094-319 767-6 1801 112 2437 240 127 13 373-604 136-649-756-143-1699-163-2536-154-838 8-2036 165-2408 246-123 26 180 665 277 636z">
          <text:p/>
        </draw:path>
        <draw:path draw:style-name="gr1" draw:text-style-name="P1" draw:layer="layout" svg:width="0.902cm" svg:height="0.661cm" draw:transform="rotate (-2.15687788961459) translate (1.5524578120657cm 3.455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5.05945731859441cm 3.183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244346095279194) rotate (-2.1556561591382) translate (3.347640332617cm 7.42735618810029cm)" svg:viewBox="0 0 904 662" svg:d="M527 644c137-64 329-219 367-367 35-139-27-185-184-243-156-57-352-32-459-4-277 72-309 187-173 370 136 182 314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5:08:01.939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